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d1747" officeooo:paragraph-rsid="001d1747"/>
    </style:style>
    <style:style style:name="P2" style:family="paragraph" style:parent-style-name="Text_20_body">
      <style:text-properties officeooo:rsid="001d309d" officeooo:paragraph-rsid="001d309d"/>
    </style:style>
    <style:style style:name="P3" style:family="paragraph" style:parent-style-name="Text_20_body">
      <style:text-properties officeooo:rsid="001d309d" officeooo:paragraph-rsid="0020e8bf"/>
    </style:style>
    <style:style style:name="P4" style:family="paragraph" style:parent-style-name="Text_20_body">
      <style:text-properties officeooo:rsid="001f6afa" officeooo:paragraph-rsid="0020e8bf"/>
    </style:style>
    <style:style style:name="P5" style:family="paragraph" style:parent-style-name="Text_20_body">
      <style:text-properties officeooo:rsid="001fd0bc" officeooo:paragraph-rsid="001fd0bc"/>
    </style:style>
    <style:style style:name="P6" style:family="paragraph" style:parent-style-name="Text_20_body">
      <style:text-properties officeooo:rsid="0024f52a" officeooo:paragraph-rsid="0024f52a"/>
    </style:style>
    <style:style style:name="P7" style:family="paragraph" style:parent-style-name="Text_20_body">
      <style:text-properties style:text-line-through-style="solid" officeooo:rsid="0024f52a" officeooo:paragraph-rsid="0024f52a"/>
    </style:style>
    <style:style style:name="P8" style:family="paragraph" style:parent-style-name="Text_20_body">
      <style:text-properties style:text-line-through-style="solid" officeooo:rsid="0026bc3a" officeooo:paragraph-rsid="0026bc3a"/>
    </style:style>
    <style:style style:name="P9" style:family="paragraph" style:parent-style-name="Text_20_body">
      <style:text-properties style:text-line-through-style="none" officeooo:rsid="00286430" officeooo:paragraph-rsid="00286430"/>
    </style:style>
    <style:style style:name="P10" style:family="paragraph" style:parent-style-name="Text_20_body">
      <style:text-properties style:text-line-through-style="none" officeooo:rsid="00288b81" officeooo:paragraph-rsid="00288b81"/>
    </style:style>
    <style:style style:name="P11" style:family="paragraph" style:parent-style-name="Text_20_body">
      <style:text-properties officeooo:rsid="00288b81" officeooo:paragraph-rsid="00288b81"/>
    </style:style>
    <style:style style:name="P12" style:family="paragraph" style:parent-style-name="Text_20_body">
      <style:text-properties officeooo:rsid="0028e619" officeooo:paragraph-rsid="0028e619"/>
    </style:style>
    <style:style style:name="P13" style:family="paragraph" style:parent-style-name="Text_20_body">
      <style:text-properties officeooo:rsid="002fd5b2" officeooo:paragraph-rsid="002fd5b2"/>
    </style:style>
    <style:style style:name="P14" style:family="paragraph" style:parent-style-name="Text_20_body">
      <style:text-properties fo:font-weight="bold" officeooo:rsid="0031b945" officeooo:paragraph-rsid="0031b945" style:font-weight-asian="bold" style:font-weight-complex="bold"/>
    </style:style>
    <style:style style:name="P15" style:family="paragraph" style:parent-style-name="Text_20_body">
      <style:text-properties fo:font-weight="bold" officeooo:rsid="003354ee" officeooo:paragraph-rsid="003354ee" style:font-weight-asian="bold" style:font-weight-complex="bold"/>
    </style:style>
    <style:style style:name="P16" style:family="paragraph" style:parent-style-name="Text_20_body">
      <style:text-properties fo:font-weight="bold" officeooo:rsid="0034361f" officeooo:paragraph-rsid="0034361f" style:font-weight-asian="bold" style:font-weight-complex="bold"/>
    </style:style>
    <style:style style:name="P17" style:family="paragraph" style:parent-style-name="Text_20_body">
      <style:text-properties fo:font-weight="bold" officeooo:rsid="0038babe" officeooo:paragraph-rsid="0038babe" style:font-weight-asian="bold" style:font-weight-complex="bold"/>
    </style:style>
    <style:style style:name="P18" style:family="paragraph" style:parent-style-name="Text_20_body">
      <style:text-properties officeooo:rsid="0039ea54" officeooo:paragraph-rsid="0039ea54"/>
    </style:style>
    <style:style style:name="P19" style:family="paragraph" style:parent-style-name="Preformatted_20_Text">
      <style:text-properties officeooo:rsid="00288b81" officeooo:paragraph-rsid="00288b81"/>
    </style:style>
    <style:style style:name="P20" style:family="paragraph" style:parent-style-name="Standard">
      <style:text-properties fo:color="#008000" style:font-name="Consolas" fo:font-size="9.5pt" officeooo:paragraph-rsid="0034361f" style:font-size-asian="9.5pt"/>
    </style:style>
    <style:style style:name="P21" style:family="paragraph" style:parent-style-name="Standard">
      <style:text-properties fo:color="#008000" style:font-name="Consolas" fo:font-size="9.5pt" fo:font-weight="bold" officeooo:rsid="0034361f" officeooo:paragraph-rsid="0034361f" style:font-size-asian="9.5pt" style:font-weight-asian="bold" style:font-weight-complex="bold"/>
    </style:style>
    <style:style style:name="P22" style:family="paragraph" style:parent-style-name="Standard">
      <style:text-properties officeooo:paragraph-rsid="0034361f"/>
    </style:style>
    <style:style style:name="P23" style:family="paragraph" style:parent-style-name="Standard">
      <style:text-properties fo:font-weight="bold" officeooo:rsid="0034361f" officeooo:paragraph-rsid="0034361f" style:font-weight-asian="bold" style:font-weight-complex="bold"/>
    </style:style>
    <style:style style:name="P24" style:family="paragraph" style:parent-style-name="Standard">
      <style:text-properties officeooo:rsid="001d309d" officeooo:paragraph-rsid="0034361f"/>
    </style:style>
    <style:style style:name="P25" style:family="paragraph" style:parent-style-name="Standard">
      <style:text-properties fo:color="#008000" style:font-name="Consolas" fo:font-size="9.5pt" fo:font-weight="bold" officeooo:rsid="0034361f" officeooo:paragraph-rsid="0034361f" style:font-size-asian="9.5pt" style:font-weight-asian="bold" style:font-weight-complex="bold"/>
    </style:style>
    <style:style style:name="P26" style:family="paragraph" style:parent-style-name="Standard" style:list-style-name="L7">
      <style:text-properties officeooo:paragraph-rsid="003ae55e"/>
    </style:style>
    <style:style style:name="P27" style:family="paragraph" style:parent-style-name="Standard" style:list-style-name="L7">
      <style:text-properties officeooo:paragraph-rsid="00373d40"/>
    </style:style>
    <style:style style:name="P28" style:family="paragraph" style:parent-style-name="Standard" style:list-style-name="L7">
      <style:text-properties officeooo:rsid="002b8e49" officeooo:paragraph-rsid="003ae55e"/>
    </style:style>
    <style:style style:name="P29" style:family="paragraph" style:parent-style-name="Standard" style:list-style-name="L7">
      <style:text-properties officeooo:rsid="002b8e49" officeooo:paragraph-rsid="002c7860"/>
    </style:style>
    <style:style style:name="P30" style:family="paragraph" style:parent-style-name="Standard" style:list-style-name="L7">
      <style:text-properties officeooo:rsid="002b8e49" officeooo:paragraph-rsid="00354cec"/>
    </style:style>
    <style:style style:name="P31" style:family="paragraph" style:parent-style-name="Standard" style:list-style-name="L7">
      <style:text-properties officeooo:rsid="002fd5b2" officeooo:paragraph-rsid="0038babe"/>
    </style:style>
    <style:style style:name="P32" style:family="paragraph" style:parent-style-name="Standard" style:list-style-name="L7">
      <style:text-properties officeooo:rsid="002fd5b2" officeooo:paragraph-rsid="00354cec"/>
    </style:style>
    <style:style style:name="P33" style:family="paragraph" style:parent-style-name="Standard" style:list-style-name="L9">
      <style:text-properties officeooo:rsid="002fd5b2" officeooo:paragraph-rsid="003b5096"/>
    </style:style>
    <style:style style:name="P34" style:family="paragraph" style:parent-style-name="Standard" style:list-style-name="L9">
      <style:text-properties officeooo:rsid="002fd5b2" officeooo:paragraph-rsid="003cde8e"/>
    </style:style>
    <style:style style:name="P35" style:family="paragraph" style:parent-style-name="Standard" style:list-style-name="L9">
      <style:text-properties officeooo:rsid="002fd5b2" officeooo:paragraph-rsid="00490966"/>
    </style:style>
    <style:style style:name="P36" style:family="paragraph" style:parent-style-name="Standard" style:list-style-name="L8">
      <style:text-properties officeooo:rsid="002fd5b2" officeooo:paragraph-rsid="004db5a8"/>
    </style:style>
    <style:style style:name="P37" style:family="paragraph" style:parent-style-name="Standard" style:list-style-name="L8">
      <style:text-properties officeooo:rsid="002fd5b2" officeooo:paragraph-rsid="004f49c0"/>
    </style:style>
    <style:style style:name="P38" style:family="paragraph" style:parent-style-name="Standard" style:list-style-name="L8">
      <style:text-properties officeooo:rsid="002fd5b2" officeooo:paragraph-rsid="005110fe"/>
    </style:style>
    <style:style style:name="P39" style:family="paragraph" style:parent-style-name="Standard" style:list-style-name="L8">
      <style:text-properties officeooo:rsid="002fd5b2" officeooo:paragraph-rsid="0052d18b"/>
    </style:style>
    <style:style style:name="P40" style:family="paragraph" style:parent-style-name="Standard" style:list-style-name="L8">
      <style:text-properties officeooo:rsid="002fd5b2" officeooo:paragraph-rsid="0054e39a"/>
    </style:style>
    <style:style style:name="P41" style:family="paragraph" style:parent-style-name="Standard" style:list-style-name="L9">
      <style:text-properties officeooo:rsid="003e61f5" officeooo:paragraph-rsid="003e61f5"/>
    </style:style>
    <style:style style:name="P42" style:family="paragraph" style:parent-style-name="Standard" style:list-style-name="L7">
      <style:text-properties fo:color="#000000" style:font-name="Consolas" fo:font-size="9.5pt" officeooo:rsid="002c7860" officeooo:paragraph-rsid="002c7860" style:font-size-asian="9.5pt"/>
    </style:style>
    <style:style style:name="P43" style:family="paragraph" style:parent-style-name="Standard">
      <style:text-properties officeooo:paragraph-rsid="0034361f"/>
    </style:style>
    <style:style style:name="P44" style:family="paragraph" style:parent-style-name="Heading_20_1">
      <style:text-properties officeooo:rsid="001d309d" officeooo:paragraph-rsid="001d309d"/>
    </style:style>
    <style:style style:name="P45" style:family="paragraph" style:parent-style-name="Heading_20_1">
      <style:text-properties officeooo:rsid="0028e619" officeooo:paragraph-rsid="0028e619"/>
    </style:style>
    <style:style style:name="P46" style:family="paragraph" style:parent-style-name="Heading_20_2">
      <style:text-properties officeooo:rsid="001d1747" officeooo:paragraph-rsid="001d1747"/>
    </style:style>
    <style:style style:name="P47" style:family="paragraph" style:parent-style-name="Heading_20_2">
      <style:text-properties officeooo:rsid="001d309d" officeooo:paragraph-rsid="001d309d"/>
    </style:style>
    <style:style style:name="P48" style:family="paragraph" style:parent-style-name="Heading_20_2" style:list-style-name="">
      <style:text-properties officeooo:rsid="001d309d" officeooo:paragraph-rsid="0034361f"/>
    </style:style>
    <style:style style:name="P49" style:family="paragraph" style:parent-style-name="Heading_20_2">
      <style:text-properties officeooo:rsid="0028e619" officeooo:paragraph-rsid="0028e619"/>
    </style:style>
    <style:style style:name="P50" style:family="paragraph" style:parent-style-name="Heading_20_2">
      <style:paragraph-properties fo:break-before="page"/>
      <style:text-properties officeooo:rsid="001d309d" officeooo:paragraph-rsid="0034361f"/>
    </style:style>
    <style:style style:name="P51" style:family="paragraph" style:parent-style-name="Title" style:master-page-name="Standard">
      <style:paragraph-properties style:page-number="auto"/>
    </style:style>
    <style:style style:name="P52" style:family="paragraph" style:parent-style-name="Heading_20_3">
      <style:text-properties officeooo:rsid="001d309d"/>
    </style:style>
    <style:style style:name="P53" style:family="paragraph" style:parent-style-name="Heading_20_3">
      <style:text-properties officeooo:rsid="001d309d" officeooo:paragraph-rsid="001d309d"/>
    </style:style>
    <style:style style:name="P54" style:family="paragraph" style:parent-style-name="Heading_20_3">
      <style:text-properties officeooo:rsid="0034361f" officeooo:paragraph-rsid="0034361f"/>
    </style:style>
    <style:style style:name="P55" style:family="paragraph" style:parent-style-name="Heading_20_3">
      <style:text-properties officeooo:rsid="002b8e49" officeooo:paragraph-rsid="002b8e49"/>
    </style:style>
    <style:style style:name="P56" style:family="paragraph" style:parent-style-name="Heading_20_3">
      <style:text-properties officeooo:rsid="0024f52a" officeooo:paragraph-rsid="0024f52a"/>
    </style:style>
    <style:style style:name="P57" style:family="paragraph" style:parent-style-name="Heading_20_3">
      <style:text-properties officeooo:rsid="0028e619" officeooo:paragraph-rsid="0028e619"/>
    </style:style>
    <style:style style:name="P58" style:family="paragraph" style:parent-style-name="Heading_20_3">
      <style:text-properties officeooo:rsid="00435464" officeooo:paragraph-rsid="00435464"/>
    </style:style>
    <style:style style:name="P59" style:family="paragraph" style:parent-style-name="Text_20_body" style:list-style-name="L1">
      <style:text-properties officeooo:rsid="001d309d" officeooo:paragraph-rsid="001fd0bc"/>
    </style:style>
    <style:style style:name="P60" style:family="paragraph" style:parent-style-name="Text_20_body" style:list-style-name="L2">
      <style:text-properties officeooo:rsid="001d309d" officeooo:paragraph-rsid="001d309d"/>
    </style:style>
    <style:style style:name="P61" style:family="paragraph" style:parent-style-name="Text_20_body" style:list-style-name="L2">
      <style:text-properties officeooo:rsid="001d309d" officeooo:paragraph-rsid="001dc3e0"/>
    </style:style>
    <style:style style:name="P62" style:family="paragraph" style:parent-style-name="Text_20_body" style:list-style-name="L3">
      <style:text-properties officeooo:rsid="001d309d" officeooo:paragraph-rsid="001d309d"/>
    </style:style>
    <style:style style:name="P63" style:family="paragraph" style:parent-style-name="Text_20_body" style:list-style-name="L3">
      <style:text-properties officeooo:rsid="001d309d" officeooo:paragraph-rsid="004bf0d7"/>
    </style:style>
    <style:style style:name="P64" style:family="paragraph" style:parent-style-name="Text_20_body" style:list-style-name="L4">
      <style:text-properties officeooo:rsid="001d309d" officeooo:paragraph-rsid="001d309d"/>
    </style:style>
    <style:style style:name="P65" style:family="paragraph" style:parent-style-name="Text_20_body" style:list-style-name="L4">
      <style:text-properties officeooo:rsid="001d309d" officeooo:paragraph-rsid="0048b501"/>
    </style:style>
    <style:style style:name="P66" style:family="paragraph" style:parent-style-name="Text_20_body" style:list-style-name="L5">
      <style:text-properties officeooo:rsid="001d309d" officeooo:paragraph-rsid="001d309d"/>
    </style:style>
    <style:style style:name="P67" style:family="paragraph" style:parent-style-name="Text_20_body" style:list-style-name="L1">
      <style:text-properties officeooo:rsid="002a449a" officeooo:paragraph-rsid="002a449a"/>
    </style:style>
    <style:style style:name="P68" style:family="paragraph" style:parent-style-name="Text_20_body" style:list-style-name="L1">
      <style:text-properties officeooo:rsid="001ee265" officeooo:paragraph-rsid="001fd0bc"/>
    </style:style>
    <style:style style:name="P69" style:family="paragraph" style:parent-style-name="Text_20_body" style:list-style-name="L5"/>
    <style:style style:name="P70" style:family="paragraph" style:parent-style-name="Text_20_body" style:list-style-name="L5">
      <style:text-properties officeooo:rsid="002369b8" officeooo:paragraph-rsid="002369b8"/>
    </style:style>
    <style:style style:name="P71" style:family="paragraph" style:parent-style-name="Text_20_body" style:list-style-name="L6">
      <style:text-properties officeooo:rsid="001d483d" officeooo:paragraph-rsid="001d483d"/>
    </style:style>
    <style:style style:name="P72" style:family="paragraph" style:parent-style-name="Text_20_body">
      <style:text-properties officeooo:rsid="002fd5b2"/>
    </style:style>
    <style:style style:name="P73" style:family="paragraph" style:parent-style-name="Text_20_body">
      <style:text-properties officeooo:rsid="002fd5b2" officeooo:paragraph-rsid="002fd5b2"/>
    </style:style>
    <style:style style:name="P74" style:family="paragraph" style:parent-style-name="Text_20_body">
      <style:text-properties officeooo:rsid="001d1747" officeooo:paragraph-rsid="001d1747"/>
    </style:style>
    <style:style style:name="P75" style:family="paragraph" style:parent-style-name="Text_20_body">
      <style:text-properties officeooo:rsid="0040b4d6" officeooo:paragraph-rsid="0040b4d6"/>
    </style:style>
    <style:style style:name="P76" style:family="paragraph" style:parent-style-name="Text_20_body" style:list-style-name="L1">
      <style:text-properties officeooo:rsid="0040b4d6" officeooo:paragraph-rsid="0040b4d6"/>
    </style:style>
    <style:style style:name="P77" style:family="paragraph" style:parent-style-name="Text_20_body">
      <style:text-properties fo:font-weight="bold" officeooo:rsid="0028e619" officeooo:paragraph-rsid="0038babe" style:font-weight-asian="bold" style:font-weight-complex="bold"/>
    </style:style>
    <style:style style:name="P78" style:family="paragraph" style:parent-style-name="Text_20_body">
      <style:text-properties officeooo:rsid="0028e619" officeooo:paragraph-rsid="00422ad0"/>
    </style:style>
    <style:style style:name="P79" style:family="paragraph" style:parent-style-name="Text_20_body">
      <style:text-properties officeooo:rsid="00435464" officeooo:paragraph-rsid="00435464"/>
    </style:style>
    <style:style style:name="P80" style:family="paragraph" style:parent-style-name="Text_20_body">
      <style:text-properties officeooo:rsid="00444599" officeooo:paragraph-rsid="00444599"/>
    </style:style>
    <style:style style:name="P81" style:family="paragraph" style:parent-style-name="Text_20_body">
      <style:text-properties officeooo:rsid="00475abc" officeooo:paragraph-rsid="00475abc"/>
    </style:style>
    <style:style style:name="P82" style:family="paragraph" style:parent-style-name="Text_20_body">
      <style:text-properties officeooo:rsid="002b8e49" officeooo:paragraph-rsid="00475abc"/>
    </style:style>
    <style:style style:name="P83" style:family="paragraph" style:parent-style-name="Text_20_body">
      <style:text-properties officeooo:rsid="004db5a8" officeooo:paragraph-rsid="004db5a8"/>
    </style:style>
    <style:style style:name="P84" style:family="paragraph" style:parent-style-name="Text_20_body" style:list-style-name="L8">
      <style:text-properties officeooo:rsid="004db5a8" officeooo:paragraph-rsid="004db5a8"/>
    </style:style>
    <style:style style:name="T1" style:family="text">
      <style:text-properties officeooo:rsid="001d309d"/>
    </style:style>
    <style:style style:name="T2" style:family="text">
      <style:text-properties officeooo:rsid="001fd0bc"/>
    </style:style>
    <style:style style:name="T3" style:family="text">
      <style:text-properties fo:color="#0000ff"/>
    </style:style>
    <style:style style:name="T4" style:family="text">
      <style:text-properties fo:color="#0000ff" style:font-name="Consolas" fo:font-size="9.5pt" style:font-size-asian="9.5pt"/>
    </style:style>
    <style:style style:name="T5" style:family="text">
      <style:text-properties fo:color="#0000ff" style:font-name="Consolas" fo:font-size="9.5pt" fo:font-weight="bold" officeooo:rsid="0034361f" style:font-size-asian="9.5pt" style:font-weight-asian="bold" style:font-weight-complex="bold"/>
    </style:style>
    <style:style style:name="T6" style:family="text">
      <style:text-properties fo:color="#0000ff" style:font-name="Consolas" fo:font-size="9.5pt" style:font-size-asian="9.5pt"/>
    </style:style>
    <style:style style:name="T7" style:family="text">
      <style:text-properties fo:color="#800000"/>
    </style:style>
    <style:style style:name="T8" style:family="text">
      <style:text-properties fo:color="#800000" style:font-name="Consolas" fo:font-size="9.5pt" style:font-size-asian="9.5pt"/>
    </style:style>
    <style:style style:name="T9" style:family="text">
      <style:text-properties fo:color="#800000" style:font-name="Consolas" fo:font-size="9.5pt" officeooo:rsid="002b8e49" style:font-size-asian="9.5pt"/>
    </style:style>
    <style:style style:name="T10" style:family="text">
      <style:text-properties fo:color="#800000" style:font-name="Consolas" fo:font-size="9.5pt" officeooo:rsid="002c7860" style:font-size-asian="9.5pt"/>
    </style:style>
    <style:style style:name="T11" style:family="text">
      <style:text-properties fo:color="#800000" style:font-name="Consolas" fo:font-size="9.5pt" officeooo:rsid="00354cec" style:font-size-asian="9.5pt"/>
    </style:style>
    <style:style style:name="T12" style:family="text">
      <style:text-properties fo:color="#800000" style:font-name="Consolas" fo:font-size="9.5pt" officeooo:rsid="00373d40" style:font-size-asian="9.5pt"/>
    </style:style>
    <style:style style:name="T13" style:family="text">
      <style:text-properties fo:color="#800000" style:font-name="Consolas" fo:font-size="9.5pt" officeooo:rsid="0038babe" style:font-size-asian="9.5pt"/>
    </style:style>
    <style:style style:name="T14" style:family="text">
      <style:text-properties fo:color="#800000" style:font-name="Consolas" fo:font-size="9.5pt" officeooo:rsid="003b5096" style:font-size-asian="9.5pt"/>
    </style:style>
    <style:style style:name="T15" style:family="text">
      <style:text-properties fo:color="#800000" style:font-name="Consolas" fo:font-size="9.5pt" officeooo:rsid="003cde8e" style:font-size-asian="9.5pt"/>
    </style:style>
    <style:style style:name="T16" style:family="text">
      <style:text-properties fo:color="#800000" style:font-name="Consolas" fo:font-size="9.5pt" officeooo:rsid="00490966" style:font-size-asian="9.5pt"/>
    </style:style>
    <style:style style:name="T17" style:family="text">
      <style:text-properties fo:color="#800000" style:font-name="Consolas" fo:font-size="9.5pt" officeooo:rsid="004bf0d7" style:font-size-asian="9.5pt"/>
    </style:style>
    <style:style style:name="T18" style:family="text">
      <style:text-properties fo:color="#800000" style:font-name="Consolas" fo:font-size="9.5pt" officeooo:rsid="004db5a8" style:font-size-asian="9.5pt"/>
    </style:style>
    <style:style style:name="T19" style:family="text">
      <style:text-properties fo:color="#800000" style:font-name="Consolas" fo:font-size="9.5pt" officeooo:rsid="005110fe" style:font-size-asian="9.5pt"/>
    </style:style>
    <style:style style:name="T20" style:family="text">
      <style:text-properties fo:color="#800000" style:font-name="Consolas" fo:font-size="9.5pt" officeooo:rsid="004f49c0" style:font-size-asian="9.5pt"/>
    </style:style>
    <style:style style:name="T21" style:family="text">
      <style:text-properties fo:color="#800000" style:font-name="Consolas" fo:font-size="9.5pt" officeooo:rsid="0052d18b" style:font-size-asian="9.5pt"/>
    </style:style>
    <style:style style:name="T22" style:family="text">
      <style:text-properties fo:color="#800000" style:font-name="Consolas" fo:font-size="9.5pt" officeooo:rsid="0054e39a" style:font-size-asian="9.5pt"/>
    </style:style>
    <style:style style:name="T23" style:family="text">
      <style:text-properties fo:color="#800000" style:font-name="Consolas" fo:font-size="9.5pt" fo:font-weight="bold" officeooo:rsid="0034361f" style:font-size-asian="9.5pt" style:font-weight-asian="bold" style:font-weight-complex="bold"/>
    </style:style>
    <style:style style:name="T24" style:family="text">
      <style:text-properties fo:color="#800000" style:font-name="Consolas" fo:font-size="9.5pt" style:font-size-asian="9.5pt"/>
    </style:style>
    <style:style style:name="T25" style:family="text">
      <style:text-properties fo:color="#000000"/>
    </style:style>
    <style:style style:name="T26" style:family="text">
      <style:text-properties fo:color="#000000" style:font-name="Consolas" fo:font-size="9.5pt" style:font-size-asian="9.5pt"/>
    </style:style>
    <style:style style:name="T27" style:family="text">
      <style:text-properties fo:color="#000000" style:font-name="Consolas" fo:font-size="9.5pt" officeooo:rsid="002b60ad" style:font-size-asian="9.5pt"/>
    </style:style>
    <style:style style:name="T28" style:family="text">
      <style:text-properties fo:color="#000000" style:font-name="Consolas" fo:font-size="9.5pt" officeooo:rsid="002b8e49" style:font-size-asian="9.5pt"/>
    </style:style>
    <style:style style:name="T29" style:family="text">
      <style:text-properties fo:color="#000000" style:font-name="Consolas" fo:font-size="9.5pt" officeooo:rsid="002c7860" style:font-size-asian="9.5pt"/>
    </style:style>
    <style:style style:name="T30" style:family="text">
      <style:text-properties fo:color="#000000" style:font-name="Consolas" fo:font-size="9.5pt" officeooo:rsid="002ded70" style:font-size-asian="9.5pt"/>
    </style:style>
    <style:style style:name="T31" style:family="text">
      <style:text-properties fo:color="#000000" style:font-name="Consolas" fo:font-size="9.5pt" officeooo:rsid="00354cec" style:font-size-asian="9.5pt"/>
    </style:style>
    <style:style style:name="T32" style:family="text">
      <style:text-properties fo:color="#000000" style:font-name="Consolas" fo:font-size="9.5pt" officeooo:rsid="003b5096" style:font-size-asian="9.5pt"/>
    </style:style>
    <style:style style:name="T33" style:family="text">
      <style:text-properties fo:color="#000000" style:font-name="Consolas" fo:font-size="9.5pt" officeooo:rsid="003cde8e" style:font-size-asian="9.5pt"/>
    </style:style>
    <style:style style:name="T34" style:family="text">
      <style:text-properties fo:color="#000000" style:font-name="Consolas" fo:font-size="9.5pt" officeooo:rsid="003cfe70" style:font-size-asian="9.5pt"/>
    </style:style>
    <style:style style:name="T35" style:family="text">
      <style:text-properties fo:color="#000000" style:font-name="Consolas" fo:font-size="9.5pt" officeooo:rsid="00490966" style:font-size-asian="9.5pt"/>
    </style:style>
    <style:style style:name="T36" style:family="text">
      <style:text-properties fo:color="#000000" style:font-name="Consolas" fo:font-size="9.5pt" officeooo:rsid="004b00e4" style:font-size-asian="9.5pt"/>
    </style:style>
    <style:style style:name="T37" style:family="text">
      <style:text-properties fo:color="#000000" style:font-name="Consolas" fo:font-size="9.5pt" officeooo:rsid="004bf0d7" style:font-size-asian="9.5pt"/>
    </style:style>
    <style:style style:name="T38" style:family="text">
      <style:text-properties fo:color="#000000" style:font-name="Consolas" fo:font-size="9.5pt" officeooo:rsid="004db5a8" style:font-size-asian="9.5pt"/>
    </style:style>
    <style:style style:name="T39" style:family="text">
      <style:text-properties fo:color="#000000" style:font-name="Consolas" fo:font-size="9.5pt" officeooo:rsid="004f49c0" style:font-size-asian="9.5pt"/>
    </style:style>
    <style:style style:name="T40" style:family="text">
      <style:text-properties fo:color="#000000" style:font-name="Consolas" fo:font-size="9.5pt" officeooo:rsid="005110fe" style:font-size-asian="9.5pt"/>
    </style:style>
    <style:style style:name="T41" style:family="text">
      <style:text-properties fo:color="#000000" style:font-name="Consolas" fo:font-size="9.5pt" officeooo:rsid="0052d18b" style:font-size-asian="9.5pt"/>
    </style:style>
    <style:style style:name="T42" style:family="text">
      <style:text-properties fo:color="#000000" style:font-name="Consolas" fo:font-size="9.5pt" officeooo:rsid="005375f1" style:font-size-asian="9.5pt"/>
    </style:style>
    <style:style style:name="T43" style:family="text">
      <style:text-properties fo:color="#000000" style:font-name="Consolas" fo:font-size="9.5pt" officeooo:rsid="0053887e" style:font-size-asian="9.5pt"/>
    </style:style>
    <style:style style:name="T44" style:family="text">
      <style:text-properties fo:color="#000000" style:font-name="Consolas" fo:font-size="9.5pt" officeooo:rsid="0054e39a" style:font-size-asian="9.5pt"/>
    </style:style>
    <style:style style:name="T45" style:family="text">
      <style:text-properties fo:color="#000000" style:font-name="Consolas" fo:font-size="9.5pt" fo:font-weight="bold" officeooo:rsid="0034361f" style:font-size-asian="9.5pt" style:font-weight-asian="bold" style:font-weight-complex="bold"/>
    </style:style>
    <style:style style:name="T46" style:family="text">
      <style:text-properties fo:color="#000000" style:font-name="Consolas" fo:font-size="9.5pt" style:font-size-asian="9.5pt"/>
    </style:style>
    <style:style style:name="T47" style:family="text">
      <style:text-properties fo:color="#008000" style:font-name="Consolas" fo:font-size="9.5pt" style:font-size-asian="9.5pt"/>
    </style:style>
    <style:style style:name="T48" style:family="text">
      <style:text-properties fo:color="#008000" style:font-name="Consolas" fo:font-size="9.5pt" fo:font-weight="bold" officeooo:rsid="0034361f" style:font-size-asian="9.5pt" style:font-weight-asian="bold" style:font-weight-complex="bold"/>
    </style:style>
    <style:style style:name="T49" style:family="text">
      <style:text-properties fo:color="#008000" style:font-name="Consolas" fo:font-size="9.5pt" style:font-size-asian="9.5pt"/>
    </style:style>
    <style:style style:name="T50" style:family="text">
      <style:text-properties fo:color="#008000" style:font-name="Consolas" fo:font-size="9.5pt" officeooo:rsid="004db5a8" style:font-size-asian="9.5pt"/>
    </style:style>
    <style:style style:name="T51" style:family="text">
      <style:text-properties officeooo:rsid="0020e8bf"/>
    </style:style>
    <style:style style:name="T52" style:family="text">
      <style:text-properties officeooo:rsid="00221e19"/>
    </style:style>
    <style:style style:name="T53" style:family="text">
      <style:text-properties officeooo:rsid="002b8e49"/>
    </style:style>
    <style:style style:name="T54" style:family="text">
      <style:text-properties officeooo:rsid="0031b945"/>
    </style:style>
    <style:style style:name="T55" style:family="text">
      <style:text-properties officeooo:rsid="0034361f"/>
    </style:style>
    <style:style style:name="T56" style:family="text">
      <style:text-properties officeooo:rsid="001d483d"/>
    </style:style>
    <style:style style:name="T57" style:family="text">
      <style:text-properties officeooo:rsid="0038babe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38babe" style:font-weight-asian="normal" style:font-weight-complex="normal"/>
    </style:style>
    <style:style style:name="T60" style:family="text">
      <style:text-properties fo:font-weight="normal" officeooo:rsid="00399765" style:font-weight-asian="normal" style:font-weight-complex="normal"/>
    </style:style>
    <style:style style:name="T61" style:family="text">
      <style:text-properties fo:font-weight="normal" officeooo:rsid="0039ea54" style:font-weight-asian="normal" style:font-weight-complex="normal"/>
    </style:style>
    <style:style style:name="T62" style:family="text">
      <style:text-properties fo:font-weight="normal" officeooo:rsid="00422ad0" style:font-weight-asian="normal" style:font-weight-complex="normal"/>
    </style:style>
    <style:style style:name="T63" style:family="text">
      <style:text-properties officeooo:rsid="0040b4d6"/>
    </style:style>
    <style:style style:name="T64" style:family="text">
      <style:text-properties officeooo:rsid="00460498"/>
    </style:style>
    <style:style style:name="T65" style:family="text">
      <style:text-properties officeooo:rsid="00475abc"/>
    </style:style>
    <style:style style:name="T66" style:family="text">
      <style:text-properties officeooo:rsid="0048b5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Xmas Lights Controller</text:p>
      <text:h text:style-name="P44" text:outline-level="1">Hardware</text:h>
      <text:h text:style-name="P46" text:outline-level="2">Power Supply</text:h>
      <text:p text:style-name="P1">A 5m string of 5050 LEDs <text:span text:style-name="T51">(300 RGB LEDs)</text:span> requires <text:span text:style-name="T51">(continuous) R=0.9A, G=0.7A, B=0.6A.</text:span></text:p>
      <text:p text:style-name="P1"/>
      <text:p text:style-name="P1">The intended power supply is a PC ATX, supplying both 12V and 5V. In this case. The LDO1 and C11 should be omitted; they are only required if a single supply at 12V is to be used.</text:p>
      <text:p text:style-name="P1"/>
      <text:p text:style-name="P75">PCB track thickness:</text:p>
      <text:p text:style-name="P75"/>
      <text:h text:style-name="P44" text:outline-level="1">Firmware</text:h>
      <text:h text:style-name="P47" text:outline-level="2">Functional Description</text:h>
      <text:h text:style-name="P52" text:outline-level="3">Inputs and LFO</text:h>
      <text:h text:style-name="P53" text:outline-level="3"><text:span text:style-name="T1">T</text:span>rigger/Gate Mask</text:h>
      <text:h text:style-name="P48" text:outline-level="2"/>
      <text:h text:style-name="P50" text:outline-level="2">EEPROM</text:h>
      <text:h text:style-name="Heading_20_3" text:outline-level="3"><text:span text:style-name="T55">S</text:span>aved Program <text:span text:style-name="T55">Format</text:span></text:h>
      <text:p text:style-name="P2">In the following, [nn] indicates the number of bytes. <text:span text:style-name="T51">NB: see the doxygen documentation for definitive #defines.</text:span></text:p>
      <text:p text:style-name="P5">EEPROM Header <text:span text:style-name="T54">(starts at EEPROM address = 0)</text:span>:</text:p>
      <text:list xml:id="list2159745552436308883" text:style-name="L1">
        <text:list-item>
          <text:p text:style-name="P59">Number of leds [1] <text:span text:style-name="T2">=&gt; indicates program size</text:span></text:p>
        </text:list-item>
        <text:list-item>
          <text:p text:style-name="P67"><text:span text:style-name="T2">N</text:span>umber of programs available [1]</text:p>
        </text:list-item>
        <text:list-item>
          <text:p text:style-name="P76">Program cycling rate <text:span text:style-name="T56">– see #define SRC_* [1]</text:span></text:p>
        </text:list-item>
        <text:list-item>
          <text:p text:style-name="P68">{unused} <text:s/>[<text:span text:style-name="T63">5</text:span>]</text:p>
        </text:list-item>
      </text:list>
      <text:p text:style-name="P14">NB: the number of LEDS stored at address=0 MUST match the number of LEDS in source code (#define NUM_LEDS). Otherwise, on boot the EEPROM is over-written at addresses 0 and 1 with NUM_LEDS and 0 respectively.</text:p>
      <text:p text:style-name="P5">Following the header, 1..* programs consisting of nnn Bytes (nnn depends on number of LEDs) arranged in blocks:</text:p>
      <text:list xml:id="list3692731716497983896" text:style-name="L2">
        <text:list-item>
          <text:p text:style-name="P60">LFO setting [4]</text:p>
        </text:list-item>
        <text:list-item>
          <text:p text:style-name="P60">Trigger gate mask [4]</text:p>
        </text:list-item>
        <text:list-item>
          <text:p text:style-name="P60">LED shape (repeated for each LED) [4 per LED]</text:p>
        </text:list-item>
        <text:list-item>
          <text:p text:style-name="P61">LED patch definition (repeated for each LED) [4 per LED]</text:p>
        </text:list-item>
      </text:list>
      <text:p text:style-name="P4">=&gt; for 9 LEDS need 8<text:span text:style-name="T2">0</text:span> bytes (2<text:span text:style-name="T2">5</text:span> programs in 2k EEPROM), or for 3 LEDS need 3<text:span text:style-name="T2">2</text:span> bytes (6<text:span text:style-name="T2">3</text:span> programs in 2k EEPROM)</text:p>
      <text:p text:style-name="P3"/>
      <text:p text:style-name="P2">LFO setting:</text:p>
      <text:list xml:id="list2476826111689795013" text:style-name="L3">
        <text:list-item>
          <text:p text:style-name="P63">Rate <text:span text:style-name="T66">source</text:span> [1] <text:span text:style-name="T56">– see #define SRC_* (incl constant values)</text:span></text:p>
        </text:list-item>
        <text:list-item>
          <text:p text:style-name="P62">{not used} [3]</text:p>
        </text:list-item>
      </text:list>
      <text:p text:style-name="P2">Trigger/gate mask:</text:p>
      <text:list xml:id="list4685895961236760422" text:style-name="L4">
        <text:list-item>
          <text:p text:style-name="P65">Rate <text:span text:style-name="T66">source</text:span> [1] <text:span text:style-name="T56">– see #define SRC_* (incl constant values)</text:span></text:p>
        </text:list-item>
        <text:list-item>
          <text:p text:style-name="P64">Pattern [1] – see #define TGM_*</text:p>
        </text:list-item>
        <text:list-item>
          <text:p text:style-name="P64">{not used} [2]</text:p>
        </text:list-item>
      </text:list>
      <text:p text:style-name="P2">LED Shape:</text:p>
      <text:list xml:id="list7477530995932844933" text:style-name="L5">
        <text:list-item>
          <text:p text:style-name="P69"><text:span text:style-name="T1">Shape [1] – see #define</text:span> SBC_WAVESHAPE_*</text:p>
        </text:list-item>
        <text:list-item>
          <text:p text:style-name="P70"><text:span text:style-name="T52">{</text:span>not used}</text:p>
        </text:list-item>
        <text:list-item>
          <text:p text:style-name="P66">Phase [2] – byte order H,L (120 deg=0x2AA, 240 deg=0x554)</text:p>
        </text:list-item>
      </text:list>
      <text:p text:style-name="P2">LED Patch</text:p>
      <text:list xml:id="list8405312941985339114" text:style-name="L6">
        <text:list-item>
          <text:p text:style-name="P71">Rate control source [1] – see #define SRC_*</text:p>
        </text:list-item>
        <text:list-item>
          <text:p text:style-name="P71">Rate factor [1]</text:p>
        </text:list-item>
        <text:list-item>
          <text:p text:style-name="P71">Brightness max (scale) source [1] – see #define SRC_*</text:p>
        </text:list-item>
        <text:list-item>
          <text:p text:style-name="P71"><text:soft-page-break/>Trigger/gate source [1] – see #define SRC_*</text:p>
        </text:list-item>
      </text:list>
      <text:h text:style-name="P54" text:outline-level="3">Program Byte Values</text:h>
      <text:p text:style-name="P16">T/G Mask</text:p>
      <text:p text:style-name="P24"><text:span text:style-name="T4">#define</text:span><text:span text:style-name="T8"> </text:span><text:span text:style-name="T26">TGM_DISABLED</text:span><text:span text:style-name="T8"> </text:span><text:span text:style-name="T26">0</text:span><text:span text:style-name="T8"> </text:span><text:span text:style-name="T47">//no not use trigger gate mask (this is not strictly necessary since, TGM only has effect if relevant elements in srcVals are patched to a LED controller</text:span></text:p>
      <text:p text:style-name="P22"><text:span text:style-name="T4">#define</text:span><text:span text:style-name="T8"> </text:span><text:span text:style-name="T26">TGM_SINGLE</text:span><text:span text:style-name="T8"> </text:span><text:span text:style-name="T26">1</text:span><text:span text:style-name="T8"> </text:span><text:span text:style-name="T47">//single bit on</text:span></text:p>
      <text:p text:style-name="P22"><text:span text:style-name="T4">#define</text:span><text:span text:style-name="T8"> </text:span><text:span text:style-name="T26">TGM_GROW</text:span><text:span text:style-name="T8"> </text:span><text:span text:style-name="T26">2</text:span><text:span text:style-name="T8"> </text:span><text:span text:style-name="T47">//bits progressively turn on to MSB then turn off from MSB</text:span></text:p>
      <text:p text:style-name="P22"><text:span text:style-name="T4">#define</text:span><text:span text:style-name="T8"> </text:span><text:span text:style-name="T26">TGM_PASS</text:span><text:span text:style-name="T8"> </text:span><text:span text:style-name="T26">3</text:span><text:span text:style-name="T8"> </text:span><text:span text:style-name="T47">//bits progressively turn on to MSB then turn off from LSB</text:span></text:p>
      <text:p text:style-name="P22"><text:span text:style-name="T4">#define</text:span><text:span text:style-name="T8"> </text:span><text:span text:style-name="T26">TGM_DOUBLE</text:span><text:span text:style-name="T8"> </text:span><text:span text:style-name="T26">4</text:span><text:span text:style-name="T47">// like SINGLE 2 bits on</text:span></text:p>
      <text:p text:style-name="P23"><text:span text:style-name="T4">#define</text:span><text:span text:style-name="T8"> </text:span><text:span text:style-name="T26">TGM_TRIPLIFY</text:span><text:span text:style-name="T8"> </text:span><text:span text:style-name="T26">128</text:span><text:span text:style-name="T8"> </text:span><text:span text:style-name="T47">//add this to treat the change pattern as an RGB pattern and replicate across all RGB triples</text:span></text:p>
      <text:p text:style-name="P21"/>
      <text:p text:style-name="P16">Shape</text:p>
      <text:p text:style-name="P22"><text:span text:style-name="T4">#define</text:span><text:span text:style-name="T8"> </text:span><text:span text:style-name="T26">SBC_WAVESHAPE_OFF</text:span><text:span text:style-name="T8"> </text:span><text:span text:style-name="T26">0</text:span><text:span text:style-name="T8"> </text:span><text:span text:style-name="T47">//!&lt; The LED is always off, for the whole period</text:span></text:p>
      <text:p text:style-name="P22"><text:span text:style-name="T4">#define</text:span><text:span text:style-name="T8"> </text:span><text:span text:style-name="T26">SBC_WAVESHAPE_SAW</text:span><text:span text:style-name="T8"> </text:span><text:span text:style-name="T26">1</text:span><text:span text:style-name="T8"> </text:span><text:span text:style-name="T47">//!&lt; Ramping up saw tooth</text:span></text:p>
      <text:p text:style-name="P22"><text:span text:style-name="T4">#define</text:span><text:span text:style-name="T8"> </text:span><text:span text:style-name="T26">SBC_WAVESHAPE_TRI</text:span><text:span text:style-name="T8"> </text:span><text:span text:style-name="T26">2</text:span><text:span text:style-name="T8"> </text:span><text:span text:style-name="T47">//!&lt; Triangle</text:span></text:p>
      <text:p text:style-name="P22"><text:span text:style-name="T4">#define</text:span><text:span text:style-name="T8"> </text:span><text:span text:style-name="T26">SBC_WAVESHAPE_SQU</text:span><text:span text:style-name="T8"> </text:span><text:span text:style-name="T26">3</text:span><text:span text:style-name="T8"> </text:span><text:span text:style-name="T47">//!&lt; Square 50/50 mark/space</text:span></text:p>
      <text:p text:style-name="P22"><text:span text:style-name="T4">#define</text:span><text:span text:style-name="T8"> </text:span><text:span text:style-name="T26">SBC_WAVESHAPE_PULSE</text:span><text:span text:style-name="T8"> </text:span><text:span text:style-name="T26">4</text:span><text:span text:style-name="T8"> </text:span><text:span text:style-name="T47">//!&lt; 20/80 mark space pulse wave</text:span></text:p>
      <text:p text:style-name="P22"><text:span text:style-name="T4">#define</text:span><text:span text:style-name="T8"> </text:span><text:span text:style-name="T26">SBC_WAVESHAPE_SPIKE</text:span><text:span text:style-name="T8"> </text:span><text:span text:style-name="T26">5</text:span><text:span text:style-name="T8"> </text:span><text:span text:style-name="T47">//!&lt; Accelerating rise and fall (spikier than a triangle)</text:span></text:p>
      <text:p text:style-name="P22"><text:span text:style-name="T4">#define</text:span><text:span text:style-name="T8"> </text:span><text:span text:style-name="T26">SBC_WAVESHAPE_RND</text:span><text:span text:style-name="T8"> </text:span><text:span text:style-name="T26">5</text:span><text:span text:style-name="T8"> </text:span><text:span text:style-name="T47">//!&lt; Intensity changes randomly once per cycle</text:span></text:p>
      <text:p text:style-name="P22"><text:span text:style-name="T4">#define</text:span><text:span text:style-name="T8"> </text:span><text:span text:style-name="T26">SBC_WAVESHAPE_ON</text:span><text:span text:style-name="T8"> </text:span><text:span text:style-name="T26">7</text:span><text:span text:style-name="T8"> </text:span><text:span text:style-name="T47">//!&lt; The LED is always on, for the whole period</text:span></text:p>
      <text:p text:style-name="P20"/>
      <text:p text:style-name="P20">SBC_WSMOD_*</text:p>
      <text:p text:style-name="P20">Various ways of modifying the waveform shape as set by SBC_WAVESHAPE_* - add to it to create bit-mask to pass to setPattern() </text:p>
      <text:p text:style-name="P22"><text:span text:style-name="T4">#define</text:span><text:span text:style-name="T8"> </text:span><text:span text:style-name="T26">SBC_WSMOD_INVERT</text:span><text:span text:style-name="T8"> </text:span><text:span text:style-name="T26">8</text:span><text:span text:style-name="T8"> </text:span><text:span text:style-name="T47">//!&lt; The output is flipped.</text:span></text:p>
      <text:p text:style-name="P22"><text:span text:style-name="T4">#define</text:span><text:span text:style-name="T8"> </text:span><text:span text:style-name="T26">SBC_WSMOD_MISS1</text:span><text:span text:style-name="T8"> </text:span><text:span text:style-name="T26">16</text:span><text:span text:style-name="T8"> </text:span><text:span text:style-name="T47">//!&lt; after one cycle of the wave shape (determined by the internal counter), <text:s/>spend one cycle waiting</text:span></text:p>
      <text:p text:style-name="P22"><text:span text:style-name="T4">#define</text:span><text:span text:style-name="T8"> </text:span><text:span text:style-name="T26">SBC_WSMOD_MISS2</text:span><text:span text:style-name="T8"> </text:span><text:span text:style-name="T26">32</text:span><text:span text:style-name="T8"> </text:span><text:span text:style-name="T47">//!&lt; after one cycle of the wave shape (determined by the internal counter), <text:s/>spend two cycles waiting</text:span></text:p>
      <text:p text:style-name="P20"/>
      <text:p text:style-name="P20">SBC_TG_*</text:p>
      <text:p text:style-name="P20">Control trigger/gate behaviour - add to SBC_WAVESHAPE_* to create bit-mask to pass to setPattern(). SBC_TG_1SHOT takes priority</text:p>
      <text:p text:style-name="P22"><text:span text:style-name="T4">#define</text:span><text:span text:style-name="T8"> </text:span><text:span text:style-name="T26">SBC_TG_GATECHANGE</text:span><text:span text:style-name="T8"> </text:span><text:span text:style-name="T26">0</text:span><text:span text:style-name="T8"> </text:span><text:span text:style-name="T47">//!&lt; This is default behaviour; the trigger/gate input will determine whether the LED brightness will change. (if no gate input, it remains fixed at the last value)</text:span></text:p>
      <text:p text:style-name="P22"><text:span text:style-name="T4">#define</text:span><text:span text:style-name="T8"> </text:span><text:span text:style-name="T26">SBC_TG_GATEOUT</text:span><text:span text:style-name="T8"> </text:span><text:span text:style-name="T26">64</text:span><text:span text:style-name="T8"> </text:span><text:span text:style-name="T47">//!&lt; The Trigger/gate input over-rides the output. If below threshold then the LED will be off, otherwise as controlled by the waveshape/rate/etc. </text:span></text:p>
      <text:p text:style-name="P22"><text:span text:style-name="T5">#define</text:span><text:span text:style-name="T23"> </text:span><text:span text:style-name="T45">SBC_TG_1SHOT</text:span><text:span text:style-name="T23"> </text:span><text:span text:style-name="T45">128</text:span><text:span text:style-name="T23"> </text:span><text:span text:style-name="T48">//!&lt; The output will stay off (or on, if SBC_INVERT) until the trigger intput &gt;=512. Phase is irrelevant in this mode.</text:span></text:p>
      <text:p text:style-name="P21"/>
      <text:p text:style-name="P16">Patch</text:p>
      <text:p text:style-name="P20"><text:span text:style-name="T3">#define</text:span><text:span text:style-name="T7"> </text:span><text:span text:style-name="T25">SRC_OFF</text:span><text:span text:style-name="T7"> </text:span><text:span text:style-name="T25">0</text:span><text:span text:style-name="T7"> </text:span>//permanently OFF, i.e. value = 0</text:p>
      <text:p text:style-name="P22"><text:span text:style-name="T4">#define</text:span><text:span text:style-name="T8"> </text:span><text:span text:style-name="T26">SRC_ON</text:span><text:span text:style-name="T8"> </text:span><text:span text:style-name="T26">1</text:span><text:span text:style-name="T8"> </text:span><text:span text:style-name="T47">//always ON, i.e. value =1023</text:span></text:p>
      <text:p text:style-name="P22"><text:span text:style-name="T4">#define</text:span><text:span text:style-name="T8"> </text:span><text:span text:style-name="T26">SRC_HALF</text:span><text:span text:style-name="T8"> </text:span><text:span text:style-name="T26">2</text:span><text:span text:style-name="T8"> </text:span><text:span text:style-name="T47">//always value = 512</text:span></text:p>
      <text:p text:style-name="P22"><text:span text:style-name="T4">#define</text:span><text:span text:style-name="T8"> </text:span><text:span text:style-name="T26">SRC_AUDIO</text:span><text:span text:style-name="T8"> </text:span><text:span text:style-name="T26">3</text:span><text:span text:style-name="T8"> </text:span><text:span text:style-name="T47">//audio level (ADC0)</text:span></text:p>
      <text:p text:style-name="P22"><text:span text:style-name="T4">#define</text:span><text:span text:style-name="T8"> </text:span><text:span text:style-name="T26">SRC_LEV1</text:span><text:span text:style-name="T8"> </text:span><text:span text:style-name="T26">4</text:span><text:span text:style-name="T8"> </text:span><text:span text:style-name="T47">//VR1 (ADC1)</text:span></text:p>
      <text:p text:style-name="P22"><text:span text:style-name="T4">#define</text:span><text:span text:style-name="T8"> </text:span><text:span text:style-name="T26">SRC_LEV2</text:span><text:span text:style-name="T8"> </text:span><text:span text:style-name="T26">5</text:span><text:span text:style-name="T8"> </text:span><text:span text:style-name="T47">//VR2 or thermister (ADC2)</text:span></text:p>
      <text:p text:style-name="P22"><text:span text:style-name="T4">#define</text:span><text:span text:style-name="T8"> </text:span><text:span text:style-name="T26">SRC_LEV3</text:span><text:span text:style-name="T8"> </text:span><text:span text:style-name="T26">6</text:span><text:span text:style-name="T8"> </text:span><text:span text:style-name="T47">//VR3 or LDR (ADC3)</text:span></text:p>
      <text:p text:style-name="P22"><text:span text:style-name="T4">#define</text:span><text:span text:style-name="T8"> </text:span><text:span text:style-name="T26">SRC_STEP1</text:span><text:span text:style-name="T8"> </text:span><text:span text:style-name="T26">7</text:span><text:span text:style-name="T8"> </text:span><text:span text:style-name="T47">//button 1 | IR controlled button #1 ... buttons step </text:span><text:span text:style-name="T50">= 255</text:span></text:p>
      <text:p text:style-name="Standard"><text:span text:style-name="T4">#define</text:span><text:span text:style-name="T8"> </text:span><text:span text:style-name="T26">SRC_STEP2</text:span><text:span text:style-name="T8"> </text:span><text:span text:style-name="T26">8</text:span><text:span text:style-name="T8"> </text:span><text:span text:style-name="T47">//button 2 | IR controlled button #2</text:span></text:p>
      <text:p text:style-name="Standard"><text:span text:style-name="T4">#define</text:span><text:span text:style-name="T8"> </text:span><text:span text:style-name="T26">SRC_STEP3</text:span><text:span text:style-name="T8"> </text:span><text:span text:style-name="T26">9</text:span><text:span text:style-name="T8"> </text:span><text:span text:style-name="T47">//button 3 | IR controlled button #3</text:span></text:p>
      <text:p text:style-name="Standard"><text:span text:style-name="T4">#define</text:span><text:span text:style-name="T8"> </text:span><text:span text:style-name="T26">SRC_IR_INT1</text:span><text:span text:style-name="T8"> </text:span><text:span text:style-name="T26">0xA</text:span><text:span text:style-name="T8"> </text:span><text:span text:style-name="T47">//IR controlled integer value #1</text:span></text:p>
      <text:p text:style-name="Standard"><text:span text:style-name="T4">#define</text:span><text:span text:style-name="T8"> </text:span><text:span text:style-name="T26">SRC_IR_INT2</text:span><text:span text:style-name="T8"> </text:span><text:span text:style-name="T26">0xB</text:span><text:span text:style-name="T8"> </text:span><text:span text:style-name="T47">//IR controlled integer value #2</text:span></text:p>
      <text:p text:style-name="Standard"><text:span text:style-name="T4">#define</text:span><text:span text:style-name="T8"> </text:span><text:span text:style-name="T26">SRC_IR_INT3</text:span><text:span text:style-name="T8"> </text:span><text:span text:style-name="T26">0xC</text:span><text:span text:style-name="T8"> </text:span><text:span text:style-name="T47">//IR controlled integer value #3</text:span></text:p>
      <text:p text:style-name="P22"><text:span text:style-name="T47"/></text:p>
      <text:p text:style-name="P22"><text:span text:style-name="T4">#define</text:span><text:span text:style-name="T8"> </text:span><text:span text:style-name="T26">SRC_LFO</text:span><text:span text:style-name="T8"> </text:span><text:span text:style-name="T26">0xD</text:span><text:span text:style-name="T8"> </text:span><text:span text:style-name="T47">//Low Freq osc (triangle wave)</text:span></text:p>
      <text:p text:style-name="P22"><text:span text:style-name="T4">#define</text:span><text:span text:style-name="T8"> </text:span><text:span text:style-name="T26">SRC_RND_1S</text:span><text:span text:style-name="T8"> </text:span><text:span text:style-name="T26">0xE</text:span><text:span text:style-name="T8"> </text:span><text:span text:style-name="T47">//Random number in range 0-1023, changing every second</text:span></text:p>
      <text:p text:style-name="P22"><text:span text:style-name="T4">#define</text:span><text:span text:style-name="T8"> </text:span><text:span text:style-name="T26">SRC_RND_10S</text:span><text:span text:style-name="T8"> </text:span><text:span text:style-name="T26">0x</text:span><text:span text:style-name="T27">F</text:span><text:span text:style-name="T8"> </text:span><text:span text:style-name="T47">//Random number in range 0-1023, changing every 10 seconds</text:span></text:p>
      <text:p text:style-name="P22"><text:soft-page-break/><text:span text:style-name="T4">#define</text:span><text:span text:style-name="T8"> </text:span><text:span text:style-name="T26">SRC_TG_MASK_BASE</text:span><text:span text:style-name="T8"> </text:span><text:span text:style-name="T26">0x10</text:span><text:span text:style-name="T8"> </text:span><text:span text:style-name="T47">//srcVals index at which the trigger/gate mask values reside (there are NUM_LEDS of them).</text:span></text:p>
      <text:p text:style-name="P21">//NB TG_MASK is, in principle, available for rate and scale patches, but is NOT intended for use that way</text:p>
      <text:h text:style-name="P55" text:outline-level="3">Unit Tests</text:h>
      <text:p text:style-name="P15"><text:span text:style-name="T53">N</text:span>B: all unit tests have 3 LEDs defined in the header block, so require #define NUM_LEDS 3</text:p>
      <text:p text:style-name="P82">Bank 1, waveform tests <text:span text:style-name="T65">and program cycling</text:span>.</text:p>
      <text:p text:style-name="P81">Program cycling has rate controlled by SRC_IR_INT3 (use IR PROG + PLAY/PAUSE to toggle cycling).</text:p>
      <text:list xml:id="list1075822838891499839" text:style-name="L7">
        <text:list-item>
          <text:p text:style-name="P26"><text:span text:style-name="T11">[addr 0x0</text:span><text:span text:style-name="T12">0</text:span><text:span text:style-name="T11">08] </text:span><text:span text:style-name="T9">One LED </text:span><text:span text:style-name="T28">SBC_WAVESHAPE_ON,<text:line-break/>scale from VR2</text:span></text:p>
        </text:list-item>
        <text:list-item>
          <text:p text:style-name="P27"><text:span text:style-name="T11">[addr 0x0</text:span><text:span text:style-name="T12">0</text:span><text:span text:style-name="T11">28] </text:span><text:span text:style-name="T9">One LED</text:span><text:span text:style-name="T8"> </text:span><text:span text:style-name="T26">SBC_WAVESHAPE_SAW,<text:line-break/></text:span><text:span text:style-name="T28">rate from VR1, scale from VR2, </text:span><text:span text:style-name="T29">change </text:span><text:span text:style-name="T28">gate from VR3</text:span></text:p>
        </text:list-item>
        <text:list-item>
          <text:p text:style-name="P27"><text:span text:style-name="T11">[addr 0x0</text:span><text:span text:style-name="T12">0</text:span><text:span text:style-name="T11">48] </text:span><text:span text:style-name="T9">One LED</text:span><text:span text:style-name="T8"> </text:span><text:span text:style-name="T26">SBC_WAVESHAPE_TRI, <text:line-break/></text:span><text:span text:style-name="T28">rate from VR1, scale from VR2, </text:span><text:span text:style-name="T29">change </text:span><text:span text:style-name="T28">gate from VR3</text:span></text:p>
        </text:list-item>
        <text:list-item>
          <text:p text:style-name="P27"><text:span text:style-name="T11">[addr 0x0</text:span><text:span text:style-name="T12">0</text:span><text:span text:style-name="T11">68] </text:span><text:span text:style-name="T9">One LED</text:span><text:span text:style-name="T8"> </text:span><text:span text:style-name="T26">SBC_WAVESHAPE_SQU, <text:line-break/></text:span><text:span text:style-name="T28">rate from VR1, scale from VR2, </text:span><text:span text:style-name="T29">change </text:span><text:span text:style-name="T28">gate from VR3</text:span></text:p>
        </text:list-item>
        <text:list-item>
          <text:p text:style-name="P27"><text:span text:style-name="T11">[addr 0x0</text:span><text:span text:style-name="T12">0</text:span><text:span text:style-name="T11">88] </text:span><text:span text:style-name="T9">One LED</text:span><text:span text:style-name="T8"> </text:span><text:span text:style-name="T26">SBC_WAVESHAPE_PULSE, <text:line-break/></text:span><text:span text:style-name="T28">rate from VR1, scale from VR2, </text:span><text:span text:style-name="T29">change </text:span><text:span text:style-name="T28">gate from VR3</text:span></text:p>
        </text:list-item>
        <text:list-item>
          <text:p text:style-name="P27"><text:span text:style-name="T11">[addr 0x0</text:span><text:span text:style-name="T12">0</text:span><text:span text:style-name="T11">A8] </text:span><text:span text:style-name="T9">One LED</text:span><text:span text:style-name="T8"> </text:span><text:span text:style-name="T26">SBC_WAVESHAPE_SPIKE, <text:line-break/></text:span><text:span text:style-name="T28">rate from VR1, scale from VR2, </text:span><text:span text:style-name="T29">change </text:span><text:span text:style-name="T28">gate from VR3</text:span></text:p>
        </text:list-item>
        <text:list-item>
          <text:p text:style-name="P27"><text:span text:style-name="T11">[addr 0x0</text:span><text:span text:style-name="T12">0</text:span><text:span text:style-name="T11">C8] </text:span><text:span text:style-name="T9">One LED</text:span><text:span text:style-name="T8"> </text:span><text:span text:style-name="T26">SBC_WAVESHAPE_RND,<text:line-break/></text:span><text:span text:style-name="T28">rate from VR1, scale from VR2, </text:span><text:span text:style-name="T29">change </text:span><text:span text:style-name="T28">gate from VR3</text:span></text:p>
        </text:list-item>
        <text:list-item>
          <text:p text:style-name="P28"><text:span text:style-name="T11">[addr 0x0</text:span><text:span text:style-name="T12">0</text:span><text:span text:style-name="T11">E8] </text:span><text:span text:style-name="T4">All LEDS</text:span><text:span text:style-name="T11"> </text:span><text:span text:style-name="T31">SBC_WAVESHAPE_OFF</text:span></text:p>
        </text:list-item>
        <text:list-item>
          <text:p text:style-name="P29"><text:span text:style-name="T11">[addr 0x0108] </text:span><text:span text:style-name="T8">One LED </text:span><text:span text:style-name="T26">SBC_WAVESHAPE_SAW, </text:span><text:span text:style-name="T29">INVERTED,<text:line-break/></text:span><text:span text:style-name="T30">(VR sources as #2)</text:span></text:p>
        </text:list-item>
        <text:list-item>
          <text:p text:style-name="P30"><text:span text:style-name="T11">[addr 0x0128] </text:span><text:span text:style-name="T8">One LED</text:span><text:span text:style-name="T10"> </text:span><text:span text:style-name="T29">SBC_WAVESHAPE_SAW, MISS 1, <text:line-break/></text:span><text:span text:style-name="T30">(VR sources as #2)</text:span></text:p>
        </text:list-item>
        <text:list-item>
          <text:p text:style-name="P30"><text:span text:style-name="T11">[addr 0x0148] </text:span><text:span text:style-name="T8">One LED</text:span><text:span text:style-name="T10"> </text:span><text:span text:style-name="T29">SBC_WAVESHAPE_SAW, MISS 2, <text:line-break/></text:span><text:span text:style-name="T30">(VR sources as #2)</text:span></text:p>
        </text:list-item>
        <text:list-item>
          <text:p text:style-name="P30"><text:span text:style-name="T11">[addr 0x0168] </text:span><text:span text:style-name="T8">One LED</text:span><text:span text:style-name="T10"> </text:span><text:span text:style-name="T29">SBC_WAVESHAPE_SAW, MISS 3, <text:line-break/></text:span><text:span text:style-name="T30">(VR sources as #2)</text:span></text:p>
        </text:list-item>
        <text:list-item>
          <text:p text:style-name="P30"><text:span text:style-name="T11">[addr 0x0188] </text:span><text:span text:style-name="T10">One LED </text:span><text:span text:style-name="T29">SBC_WAVESHAPE_SAW, </text:span><text:span text:style-name="T31">GATEOUT<text:line-break/></text:span><text:span text:style-name="T29">out gate from button 1, </text:span><text:span text:style-name="T30">(VR sources for rate and scale)</text:span><text:span text:style-name="T29"> </text:span></text:p>
        </text:list-item>
        <text:list-item>
          <text:p text:style-name="P30"><text:span text:style-name="T11">[addr 0x01A8] </text:span><text:span text:style-name="T10">One LED </text:span><text:span text:style-name="T29">SBC_WAVESHAPE_SAW, </text:span><text:span text:style-name="T31">1SHOT<text:line-break/></text:span><text:span text:style-name="T29">one shot trigg from button 1, </text:span><text:span text:style-name="T30">(VR sources as #13)</text:span></text:p>
        </text:list-item>
        <text:list-item>
          <text:p text:style-name="P30"><text:span text:style-name="T11">[addr 0x01C8] </text:span><text:span text:style-name="T10">One LED </text:span><text:span text:style-name="T29">SBC_WAVESHAPE_SAW, </text:span><text:span text:style-name="T31">1SHOT<text:line-break/></text:span><text:span text:style-name="T29">one shot trigg from button 1, MISS 2, </text:span><text:span text:style-name="T30">(VR sources as #13)</text:span></text:p>
        </text:list-item>
        <text:list-item>
          <text:p text:style-name="P31"><text:span text:style-name="T11">[addr 0x01E8] </text:span><text:span text:style-name="T13">One LED, TRI, 180 degree phase shifted.</text:span></text:p>
        </text:list-item>
        <text:list-item>
          <text:p text:style-name="P32"><text:span text:style-name="T11">[addr 0x0</text:span><text:span text:style-name="T13">20</text:span><text:span text:style-name="T11">8] </text:span><text:span text:style-name="T26">TRI waveform </text:span><text:span text:style-name="T30">R</text:span><text:span text:style-name="T26">GB, 120 degree phase separation,<text:line-break/>ALL </text:span><text:span text:style-name="T28">rate from VR1, </text:span><text:span text:style-name="T26">ALL scale from VR2</text:span></text:p>
        </text:list-item>
        <text:list-item>
          <text:p text:style-name="P31"><text:span text:style-name="T11">[addr 0x0</text:span><text:span text:style-name="T13">22</text:span><text:span text:style-name="T11">8] </text:span><text:span text:style-name="T13">SQU</text:span><text:span text:style-name="T26"> waveform </text:span><text:span text:style-name="T30">R</text:span><text:span text:style-name="T26">GB, 120 degree phase separation,<text:line-break/>ALL </text:span><text:span text:style-name="T28">rate from VR1, </text:span><text:span text:style-name="T26">ALL scale from VR2</text:span></text:p>
        </text:list-item>
      </text:list>
      <text:p text:style-name="P13"/>
      <text:p text:style-name="P13">Bank 2, <text:span text:style-name="T65"><text:s/></text:span>patch sources and rate prescale.</text:p>
      <text:p text:style-name="P83">(see Bank 1 for VR source tests)</text:p>
      <text:list xml:id="list4766817700643097787" text:style-name="L8">
        <text:list-item>
          <text:p text:style-name="P36"><text:span text:style-name="T11">[addr 0x0</text:span><text:span text:style-name="T12">0</text:span><text:span text:style-name="T18">0</text:span><text:span text:style-name="T11">8] </text:span><text:span text:style-name="T9">One LED</text:span><text:span text:style-name="T8"> </text:span><text:span text:style-name="T26">SBC_WAVESHAPE_SQU, </text:span><text:span text:style-name="T38">full scale brightness, gate open</text:span><text:span text:style-name="T26"><text:line-break/></text:span><text:span text:style-name="T28">rate </text:span><text:span text:style-name="T38">from SRC_OFF</text:span></text:p>
        </text:list-item>
        <text:list-item>
          <text:p text:style-name="P36"><text:span text:style-name="T11">[addr 0x0</text:span><text:span text:style-name="T12">0</text:span><text:span text:style-name="T19">2</text:span><text:span text:style-name="T11">8] </text:span><text:span text:style-name="T9">One LED</text:span><text:span text:style-name="T18"> </text:span><text:span text:style-name="T38">SBC_WAVESHAPE_SQU, full scale brightness, gate open<text:line-break/></text:span><text:span text:style-name="T28">rate </text:span><text:span text:style-name="T38">from SRC_ON (i.e. highest rate)</text:span></text:p>
        </text:list-item>
        <text:list-item>
          <text:p text:style-name="P36"><text:span text:style-name="T11">[addr 0x0</text:span><text:span text:style-name="T12">0</text:span><text:span text:style-name="T19">4</text:span><text:span text:style-name="T11">8] </text:span><text:span text:style-name="T9">One LED</text:span><text:span text:style-name="T18"> </text:span><text:span text:style-name="T38">SBC_WAVESHAPE_SQU, full scale brightness, gate open<text:line-break/></text:span><text:span text:style-name="T28">rate </text:span><text:span text:style-name="T38">from SRC_HALF</text:span></text:p>
        </text:list-item>
        <text:list-item>
          <text:p text:style-name="P36"><text:span text:style-name="T11">[addr 0x0</text:span><text:span text:style-name="T12">0</text:span><text:span text:style-name="T19">6</text:span><text:span text:style-name="T11">8] </text:span><text:span text:style-name="T9">One LED</text:span><text:span text:style-name="T18"> </text:span><text:span text:style-name="T38">SBC_WAVESHAPE_SQU, full scale brightness, gate open<text:line-break/></text:span><text:soft-page-break/><text:span text:style-name="T28">rate </text:span><text:span text:style-name="T38">from SRC_CONST=0xC0 (should be same as SRC_HALF)</text:span></text:p>
        </text:list-item>
        <text:list-item>
          <text:p text:style-name="P36"><text:span text:style-name="T11">[addr 0x0</text:span><text:span text:style-name="T12">0</text:span><text:span text:style-name="T19">8</text:span><text:span text:style-name="T11">8] </text:span><text:span text:style-name="T9">One LED</text:span><text:span text:style-name="T18"> </text:span><text:span text:style-name="T38">SBC_WAVESHAPE_SQU, full scale brightness, gate open<text:line-break/></text:span><text:span text:style-name="T28">rate </text:span><text:span text:style-name="T38">from SRC_CONST=0x90 (should be 25% rate of SRC_HALF)</text:span></text:p>
        </text:list-item>
        <text:list-item>
          <text:p text:style-name="P36"><text:span text:style-name="T11">[addr 0x0</text:span><text:span text:style-name="T12">0</text:span><text:span text:style-name="T19">A</text:span><text:span text:style-name="T11">8] </text:span><text:span text:style-name="T9">One LED</text:span><text:span text:style-name="T18"> </text:span><text:span text:style-name="T38">SBC_WAVESHAPE_SQU, full scale brightness, gate open<text:line-break/></text:span><text:span text:style-name="T28">rate </text:span><text:span text:style-name="T38">from SRC_AUDIO</text:span></text:p>
        </text:list-item>
        <text:list-item>
          <text:p text:style-name="P40"><text:span text:style-name="T11">[addr 0x0</text:span><text:span text:style-name="T12">0</text:span><text:span text:style-name="T19">C</text:span><text:span text:style-name="T11">8] </text:span><text:span text:style-name="T22">RGB</text:span><text:span text:style-name="T9"> LED</text:span><text:span text:style-name="T18"> </text:span><text:span text:style-name="T22">all </text:span><text:span text:style-name="T38">SBC_WAVESHAPE_</text:span><text:span text:style-name="T44">ON</text:span><text:span text:style-name="T38">, gate open,<text:line-break/></text:span><text:span text:style-name="T44">scale from </text:span><text:span text:style-name="T38">SRC_STEP</text:span><text:span text:style-name="T44">1, </text:span><text:span text:style-name="T38">SRC_STEP</text:span><text:span text:style-name="T39">2, </text:span><text:span text:style-name="T38">SRC_STEP</text:span><text:span text:style-name="T44">3 (in order B, R, G)</text:span></text:p>
        </text:list-item>
        <text:list-item>
          <text:p text:style-name="P40"><text:span text:style-name="T11">[addr 0x0</text:span><text:span text:style-name="T12">0</text:span><text:span text:style-name="T22">E</text:span><text:span text:style-name="T11">8] </text:span><text:span text:style-name="T22">RGB</text:span><text:span text:style-name="T9"> LED</text:span><text:span text:style-name="T18"> </text:span><text:span text:style-name="T22">all </text:span><text:span text:style-name="T38">SBC_WAVESHAPE_</text:span><text:span text:style-name="T44">ON</text:span><text:span text:style-name="T38">, gate open,<text:line-break/></text:span><text:span text:style-name="T44">scale from </text:span><text:span text:style-name="T38">SRC_</text:span><text:span text:style-name="T39">IR_INT1, </text:span><text:span text:style-name="T38">SRC_</text:span><text:span text:style-name="T39">IR_INT</text:span><text:span text:style-name="T44">2, </text:span><text:span text:style-name="T38">SRC_</text:span><text:span text:style-name="T39">IR_INT</text:span><text:span text:style-name="T44">3 (in order B, R, G)</text:span></text:p>
        </text:list-item>
        <text:list-item>
          <text:p text:style-name="P40"><text:span text:style-name="T11">[addr 0x0</text:span><text:span text:style-name="T19">1</text:span><text:span text:style-name="T22">0</text:span><text:span text:style-name="T11">8] </text:span><text:span text:style-name="T9">One LED</text:span><text:span text:style-name="T18"> </text:span><text:span text:style-name="T38">SBC_WAVESHAPE_SQ</text:span><text:span text:style-name="T44">U</text:span><text:span text:style-name="T38">, gate open<text:line-break/></text:span><text:span text:style-name="T28">rate </text:span><text:span text:style-name="T44">at</text:span><text:span text:style-name="T38"> SRC_</text:span><text:span text:style-name="T44">HALF</text:span><text:span text:style-name="T39">, </text:span><text:span text:style-name="T44">scale = SRC_LFO</text:span><text:span text:style-name="T39"> with LFO frequency controlled by VR1</text:span></text:p>
        </text:list-item>
        <text:list-item>
          <text:p text:style-name="P37"><text:span text:style-name="T11">[addr 0x0</text:span><text:span text:style-name="T19">1</text:span><text:span text:style-name="T22">2</text:span><text:span text:style-name="T11">8] </text:span><text:span text:style-name="T9">One LED</text:span><text:span text:style-name="T18"> </text:span><text:span text:style-name="T38">SBC_WAVESHAPE_SQU, full scale brightness, gate open<text:line-break/></text:span><text:span text:style-name="T28">rate </text:span><text:span text:style-name="T38">from SRC_</text:span><text:span text:style-name="T39">LFO, with LFO frequency controlled by VR1</text:span></text:p>
        </text:list-item>
        <text:list-item>
          <text:p text:style-name="P38"><text:span text:style-name="T11">[addr 0x0</text:span><text:span text:style-name="T19">1</text:span><text:span text:style-name="T22">4</text:span><text:span text:style-name="T11">8] </text:span><text:span text:style-name="T9">One LED</text:span><text:span text:style-name="T18"> </text:span><text:span text:style-name="T38">SBC_WAVESHAPE_</text:span><text:span text:style-name="T42">SPIKE</text:span><text:span text:style-name="T38">, full scale brightness<text:line-break/></text:span><text:span text:style-name="T40">rate from VR1, </text:span><text:span text:style-name="T38">gate</text:span><text:span text:style-name="T28"> </text:span><text:span text:style-name="T38">from SRC_</text:span><text:span text:style-name="T39">RND_1S</text:span></text:p>
        </text:list-item>
        <text:list-item>
          <text:p text:style-name="P37"><text:span text:style-name="T11">[addr 0x0</text:span><text:span text:style-name="T19">1</text:span><text:span text:style-name="T22">6</text:span><text:span text:style-name="T11">8] </text:span><text:span text:style-name="T9">One LED</text:span><text:span text:style-name="T18"> </text:span><text:span text:style-name="T38">SBC_WAVESHAPE_SQU, full scale brightness, gate open<text:line-break/></text:span><text:span text:style-name="T28">rate </text:span><text:span text:style-name="T38">from SRC_</text:span><text:span text:style-name="T39">RND_1</text:span><text:span text:style-name="T40">0</text:span><text:span text:style-name="T39">S</text:span></text:p>
        </text:list-item>
        <text:list-item>
          <text:p text:style-name="P39"><text:span text:style-name="T11">[addr 0x0</text:span><text:span text:style-name="T21">1</text:span><text:span text:style-name="T22">8</text:span><text:span text:style-name="T11">8] </text:span><text:span text:style-name="T21">Three</text:span><text:span text:style-name="T9"> LED</text:span><text:span text:style-name="T21">s</text:span><text:span text:style-name="T20"> </text:span><text:span text:style-name="T39">SBC_WAVESHAPE_SQU, </text:span><text:span text:style-name="T38">full scale brightness, gate open</text:span><text:span text:style-name="T39"><text:line-break/></text:span><text:span text:style-name="T28">rate </text:span><text:span text:style-name="T38">from </text:span><text:span text:style-name="T41">VR1. Blue at base rate, Red at 2xbase rate, Green at 8xbase rate</text:span></text:p>
        </text:list-item>
        <text:list-item>
          <text:p text:style-name="P39"><text:span text:style-name="T11">[addr 0x0</text:span><text:span text:style-name="T22">1A</text:span><text:span text:style-name="T11">8] </text:span><text:span text:style-name="T21">Three</text:span><text:span text:style-name="T9"> LED</text:span><text:span text:style-name="T21">s</text:span><text:span text:style-name="T20"> </text:span><text:span text:style-name="T39">SBC_WAVESHAPE_SQU, </text:span><text:span text:style-name="T38">full scale brightness, gate open</text:span><text:span text:style-name="T39"><text:line-break/></text:span><text:span text:style-name="T28">rate </text:span><text:span text:style-name="T38">from </text:span><text:span text:style-name="T41">VR1. Blue at base rate, Red at base rate/2, Green at base rate/</text:span><text:span text:style-name="T43">4</text:span></text:p>
        </text:list-item>
        <text:list-item>
          <text:p text:style-name="P84">trigger from audio</text:p>
        </text:list-item>
      </text:list>
      <text:p text:style-name="P13"/>
      <text:p text:style-name="P13">Bank 3, <text:span text:style-name="T64">a)</text:span> trigger/gate mask </text:p>
      <text:list xml:id="list6802959586568477546" text:style-name="L9">
        <text:list-item>
          <text:p text:style-name="P33"><text:span text:style-name="T11">[addr 0x0</text:span><text:span text:style-name="T12">0</text:span><text:span text:style-name="T11">08] </text:span><text:span text:style-name="T14">Base is all</text:span><text:span text:style-name="T9"> LED</text:span><text:span text:style-name="T14">s</text:span><text:span text:style-name="T9"> </text:span><text:span text:style-name="T28">SBC_WAVESHAPE_ON, </text:span><text:span text:style-name="T32">GATEOUT, scale at HALF,<text:line-break/>mask pattern = SINGLE, </text:span><text:span text:style-name="T33">T/G rate=</text:span><text:span text:style-name="T36">SRC_CONST A0</text:span></text:p>
        </text:list-item>
        <text:list-item>
          <text:p text:style-name="P34"><text:span text:style-name="T11">[addr 0x0</text:span><text:span text:style-name="T12">0</text:span><text:span text:style-name="T17">2</text:span><text:span text:style-name="T11">8] </text:span><text:span text:style-name="T15">As #1</text:span><text:span text:style-name="T32"><text:line-break/>mask pattern = SINGLE, </text:span><text:span text:style-name="T33">T/G rate=</text:span><text:span text:style-name="T34">0x</text:span><text:span text:style-name="T37">9</text:span><text:span text:style-name="T33">0</text:span></text:p>
        </text:list-item>
        <text:list-item>
          <text:p text:style-name="P34"><text:span text:style-name="T11">[addr 0x0</text:span><text:span text:style-name="T12">0</text:span><text:span text:style-name="T15">4</text:span><text:span text:style-name="T11">8] </text:span><text:span text:style-name="T33">As #2<text:line-break/></text:span><text:span text:style-name="T32">mask pattern = </text:span><text:span text:style-name="T33">GROW</text:span></text:p>
        </text:list-item>
        <text:list-item>
          <text:p text:style-name="P34"><text:span text:style-name="T11">[addr 0x0</text:span><text:span text:style-name="T12">0</text:span><text:span text:style-name="T15">6</text:span><text:span text:style-name="T11">8] </text:span><text:span text:style-name="T33">As #2<text:line-break/></text:span><text:span text:style-name="T32">mask pattern = </text:span><text:span text:style-name="T33">PASS</text:span></text:p>
        </text:list-item>
        <text:list-item>
          <text:p text:style-name="P34"><text:span text:style-name="T11">[addr 0x0</text:span><text:span text:style-name="T12">0</text:span><text:span text:style-name="T15">8</text:span><text:span text:style-name="T11">8] </text:span><text:span text:style-name="T33">As #2<text:line-break/></text:span><text:span text:style-name="T32">mask pattern = </text:span><text:span text:style-name="T33">DOUBLE</text:span></text:p>
        </text:list-item>
        <text:list-item>
          <text:p text:style-name="P34"><text:span text:style-name="T11">[addr 0x0</text:span><text:span text:style-name="T12">0</text:span><text:span text:style-name="T15">A</text:span><text:span text:style-name="T11">8] </text:span><text:span text:style-name="T14">Base is all</text:span><text:span text:style-name="T9"> LED</text:span><text:span text:style-name="T14">s</text:span><text:span text:style-name="T9"> </text:span><text:span text:style-name="T28">SBC_WAVESHAPE_</text:span><text:span text:style-name="T33">SPIKE</text:span><text:span text:style-name="T28">, </text:span><text:span text:style-name="T33">1SHOT</text:span><text:span text:style-name="T32">, </text:span><text:span text:style-name="T33">rate=VR1, </text:span><text:span text:style-name="T32">scale </text:span><text:span text:style-name="T33">= VR2</text:span><text:span text:style-name="T32">,<text:line-break/>mask pattern = SINGLE, </text:span><text:span text:style-name="T33">T/G rate=</text:span><text:span text:style-name="T34">0x</text:span><text:span text:style-name="T33">40</text:span></text:p>
        </text:list-item>
        <text:list-item>
          <text:p text:style-name="P35"><text:span text:style-name="T11">[addr 0x0</text:span><text:span text:style-name="T12">0</text:span><text:span text:style-name="T16">C</text:span><text:span text:style-name="T11">8] </text:span><text:span text:style-name="T33">As #2, </text:span><text:span text:style-name="T35">but with the TG mask rate controlled by VR1</text:span><text:span text:style-name="T33"><text:line-break/></text:span><text:span text:style-name="T32">mask pattern = </text:span><text:span text:style-name="T33">PASS </text:span><text:span text:style-name="T35">(but with bits 0,1,2 aligned to R,B,G... i.e. distinct from #4)</text:span></text:p>
        </text:list-item>
        <text:list-item>
          <text:p text:style-name="P41"><text:span text:style-name="T33">#</text:span><text:span text:style-name="T26">### to do: TRIPLIFY – requires &gt;3 LEDs</text:span></text:p>
        </text:list-item>
      </text:list>
      <text:p text:style-name="Text_20_body"/>
      <text:p text:style-name="P72"><text:span text:style-name="T11"/></text:p>
      <text:list xml:id="list214304693155904" text:continue-list="list1075822838891499839" text:style-name="L7">
        <text:list-header>
          <text:p text:style-name="P42"/>
        </text:list-header>
      </text:list>
      <text:h text:style-name="P56" text:outline-level="3">Direct EEPROM Load of Programs</text:h>
      <text:p text:style-name="P6">Use e.g. Tiny Hexer (mrikes.de). Hint set editor options to be 4 bytes wide to match most of the blocks (above).</text:p>
      <text:p text:style-name="P6">Export as Intel HEX. <text:s/>Address records are linear starting at 0x00000000.</text:p>
      <text:p text:style-name="P11">To get the plain hex text, export as Hex Text. Do not confuse with the Intel HEX format!</text:p>
      <text:p text:style-name="P7">Use avrdude to upload.</text:p>
      <text:p text:style-name="P8">C:\Program Files\Arduino\hardware\tools\avr\bin\avrdude.exe -C"C:\Program Files\Arduino\hardware\tools\avr\etc\avrdude.conf" -patmega328p -carduino -P\\.\COM5 -b115200 -Ueeprom:w:"$(ItemPath)":i</text:p>
      <text:p text:style-name="P9"><text:soft-page-break/>[no good if current version of optiboot present – skips EEPROM upload!]</text:p>
      <text:p text:style-name="P9">Use ISP!</text:p>
      <text:p text:style-name="P10">Note that opening a previously exported Intel HEX format .hex file in Tiny Hexer without importing does not give the “right answer”. i.e. to edit, use import, then change, then export.</text:p>
      <text:p text:style-name="P10"/>
      <text:p text:style-name="P10">Plain Hex for simple prog with 3 leds, all with sawtooth, connexted to VR1-VR3</text:p>
      <text:p text:style-name="P19">03 00 00 00 //3 leds</text:p>
      <text:p text:style-name="P19">00 00 00 00 </text:p>
      <text:p text:style-name="P19">80 00 00 00 //LFO</text:p>
      <text:p text:style-name="P19">01 00 00 00 //TG Mask</text:p>
      <text:p text:style-name="P19">01 00 00 00 //LED Pattern1 – saw, phase=0</text:p>
      <text:p text:style-name="P19">01 00 02 AA //LED Pattern2 – saw, phase=120</text:p>
      <text:p text:style-name="P19">01 00 05 54 //LED Pattern3 – saw, phase=240</text:p>
      <text:p text:style-name="P19">0<text:span text:style-name="T53">4</text:span> 00 01 01 //LED Patch1 – rate from VR1, scale and TG at SRC_ON</text:p>
      <text:p text:style-name="P19">0<text:span text:style-name="T53">5</text:span> 00 01 01 //LED Patch2 – rate from VR2, scale and TG at SRC_ON</text:p>
      <text:p text:style-name="P19">0<text:span text:style-name="T53">6</text:span> 00 01 01 //LED Patch3 – rate from VR3, scale and TG at SRC_ON</text:p>
      <text:p text:style-name="P19"/>
      <text:p text:style-name="P19"/>
      <text:p text:style-name="P19"/>
      <text:h text:style-name="P45" text:outline-level="1">IR Keypad</text:h>
      <text:h text:style-name="P49" text:outline-level="2">Run mode</text:h>
      <text:h text:style-name="P57" text:outline-level="3">Loading Programs From EEPROM</text:h>
      <text:p text:style-name="P17">Method 1 – direct entry of program</text:p>
      <text:p text:style-name="P12">Press PROG (“EQ”) then one or two numbers then OK (“200+”).</text:p>
      <text:p text:style-name="P12">If a non-number button is pressed, it is ignored.</text:p>
      <text:p text:style-name="P12">If more than two numb<text:span text:style-name="T57">ers are</text:span> pressed then only the last two are used.</text:p>
      <text:p text:style-name="P12">Program numbers start at 1. If no numbers pressed or only 0 is pressed then no program will be loaded on OK. Also no program loaded if the program number is out of range (would not fit in 2k EEPROM).</text:p>
      <text:p text:style-name="P18">Press CANCEL (“100+”) to abort.</text:p>
      <text:p text:style-name="P17">Method 2 – load next/previous program</text:p>
      <text:p text:style-name="P77"><text:span text:style-name="T58">Press PROG (“EQ”) then </text:span><text:span text:style-name="T59">either </text:span><text:span text:style-name="T62">NEXT</text:span><text:span text:style-name="T59"> or </text:span><text:span text:style-name="T62">PREV</text:span><text:span text:style-name="T59">. </text:span><text:span text:style-name="T60">The program loads immediately. </text:span><text:span text:style-name="T61">PROG must be pressed before each use of PLUS or MINUS.</text:span></text:p>
      <text:h text:style-name="Heading_20_3" text:outline-level="3"><text:span text:style-name="T61">S</text:span><text:span text:style-name="T58">tarting </text:span><text:span text:style-name="T62">and Stopping Auto-program Cycling</text:span></text:h>
      <text:p text:style-name="P78"><text:span text:style-name="T62">Press PROG (“EQ”) then PLAY (“PLAY/PAUSE”) to toggle. Note that if the rate source is SRC_OFF then cycling will never occur.</text:span></text:p>
      <text:h text:style-name="P58" text:outline-level="3"><text:span text:style-name="T62">C</text:span><text:span text:style-name="T58">hanging Control Values</text:span></text:h>
      <text:p text:style-name="P79"><text:span text:style-name="T58">Controls SRC_STEP? and SRC_IR_INT?. Note that the buttons also control SRC_STEP.</text:span></text:p>
      <text:p text:style-name="P79"><text:span text:style-name="T58">SRC_STEP values jump in 255 steps, whereas SRC_IR_INT progresses more smoothly (provisionally, the value increases/decreases by 32).</text:span></text:p>
      <text:p text:style-name="P79"><text:span text:style-name="T58">Press CH-/CH+ to change what is to be controlled and PLUS/MINUS to change the actual value.</text:span></text:p>
      <text:p text:style-name="P80"><text:span text:style-name="T58">The activity LED flashes 1 to 3 times to indicate which SRC is to be controlled. Short flashes </text:span><text:soft-page-break/><text:span text:style-name="T58">indicate STEP, longer flashes indicate INT.</text:span></text:p>
      <text:p text:style-name="P79"><text:span text:style-name="T5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7T18:32:47.349000000</meta:creation-date>
    <dc:date>2014-12-27T21:43:04.556000000</dc:date>
    <meta:editing-duration>PT16H3M44S</meta:editing-duration>
    <meta:editing-cycles>34</meta:editing-cycles>
    <meta:generator>LibreOffice/4.1.0.4$Windows_x86 LibreOffice_project/89ea49ddacd9aa532507cbf852f2bb22b1ace28</meta:generator>
    <meta:print-date>2014-12-23T16:55:16.668000000</meta:print-date>
    <meta:document-statistic meta:table-count="0" meta:image-count="0" meta:object-count="0" meta:page-count="7" meta:paragraph-count="173" meta:word-count="1962" meta:character-count="11727" meta:non-whitespace-character-count="9963"/>
  </office:meta>
</office:document-meta>
</file>